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383838" style:repeat-content="false"/>
      <style:paragraph-properties fo:text-align="center"/>
      <style:text-properties fo:color="#D5D5D5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383838" style:repeat-content="false"/>
      <style:paragraph-properties fo:text-align="end" fo:margin-right="0cm"/>
      <style:text-properties fo:color="#D5D5D5"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3">
      <style:table-cell-properties style:vertical-align="middle" fo:wrap-option="wrap" fo:background-color="#383838" style:repeat-content="false"/>
      <style:paragraph-properties fo:text-align="end" fo:margin-right="0cm"/>
      <style:text-properties fo:color="#D5D5D5"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Epoch</text:p>
          </table:table-cell>
          <table:table-cell office:value-type="string" table:style-name="ce2">
            <text:p>Training Loss</text:p>
          </table:table-cell>
          <table:table-cell office:value-type="string" table:style-name="ce2">
            <text:p>Validation Loss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Precision</text:p>
          </table:table-cell>
          <table:table-cell office:value-type="string" table:style-name="ce2">
            <text:p>F1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No log</text:p>
          </table:table-cell>
          <table:table-cell office:value-type="string" table:style-name="ce3">
            <text:p>0.688017</text:p>
          </table:table-cell>
          <table:table-cell office:value-type="string" table:style-name="ce3">
            <text:p>0.560976</text:p>
          </table:table-cell>
          <table:table-cell office:value-type="string" table:style-name="ce3">
            <text:p>0.000000</text:p>
          </table:table-cell>
          <table:table-cell office:value-type="string" table:style-name="ce3">
            <text:p>0.000000</text:p>
          </table:table-cell>
          <table:table-cell office:value-type="string" table:style-name="ce3">
            <text:p>0.000000</text:p>
          </table:table-cell>
          <table:table-cell table:style-name="ce1"/>
          <table:table-cell office:value-type="string" table:style-name="ce3">
            <text:p>q2</text:p>
          </table:table-cell>
          <table:table-cell table:number-columns-repeated="16375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No log</text:p>
          </table:table-cell>
          <table:table-cell office:value-type="string" table:style-name="ce3">
            <text:p>0.736372</text:p>
          </table:table-cell>
          <table:table-cell office:value-type="string" table:style-name="ce3">
            <text:p>0.512195</text:p>
          </table:table-cell>
          <table:table-cell office:value-type="string" table:style-name="ce3">
            <text:p>0.750000</text:p>
          </table:table-cell>
          <table:table-cell office:value-type="string" table:style-name="ce3">
            <text:p>0.465517</text:p>
          </table:table-cell>
          <table:table-cell office:value-type="string" table:style-name="ce3">
            <text:p>0.574468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No log</text:p>
          </table:table-cell>
          <table:table-cell office:value-type="string" table:style-name="ce3">
            <text:p>0.691244</text:p>
          </table:table-cell>
          <table:table-cell office:value-type="string" table:style-name="ce3">
            <text:p>0.585366</text:p>
          </table:table-cell>
          <table:table-cell office:value-type="string" table:style-name="ce3">
            <text:p>0.333333</text:p>
          </table:table-cell>
          <table:table-cell office:value-type="string" table:style-name="ce3">
            <text:p>0.545455</text:p>
          </table:table-cell>
          <table:table-cell office:value-type="string" table:style-name="ce3">
            <text:p>0.413793</text:p>
          </table:table-cell>
          <table:table-cell table:style-name="ce1"/>
          <table:table-cell office:value-type="string" table:style-name="ce1">
            <text:p>TrainOutput(global_step=2790, training_loss=0.2909915541235264, metrics={'train_runtime': 2167.6521, 'train_samples_per_second': 20.428, 'train_steps_per_second': 1.287, 'total_flos': 2916844489359360.0, 'train_loss': 0.2909915541235264, 'epoch': 30.0})</text:p>
          </table:table-cell>
          <table:table-cell table:number-columns-repeated="16375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No log</text:p>
          </table:table-cell>
          <table:table-cell office:value-type="string" table:style-name="ce3">
            <text:p>0.772024</text:p>
          </table:table-cell>
          <table:table-cell office:value-type="string" table:style-name="ce3">
            <text:p>0.512195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456522</text:p>
          </table:table-cell>
          <table:table-cell office:value-type="string" table:style-name="ce3">
            <text:p>0.512195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No log</text:p>
          </table:table-cell>
          <table:table-cell office:value-type="string" table:style-name="ce3">
            <text:p>0.767524</text:p>
          </table:table-cell>
          <table:table-cell office:value-type="string" table:style-name="ce3">
            <text:p>0.536585</text:p>
          </table:table-cell>
          <table:table-cell office:value-type="string" table:style-name="ce3">
            <text:p>0.388889</text:p>
          </table:table-cell>
          <table:table-cell office:value-type="string" table:style-name="ce3">
            <text:p>0.466667</text:p>
          </table:table-cell>
          <table:table-cell office:value-type="string" table:style-name="ce3">
            <text:p>0.424242</text:p>
          </table:table-cell>
          <table:table-cell table:style-name="ce1"/>
          <table:table-cell office:value-type="string" table:style-name="ce3">
            <text:p>acc59.76</text:p>
          </table:table-cell>
          <table:table-cell table:number-columns-repeated="16375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0.619800</text:p>
          </table:table-cell>
          <table:table-cell office:value-type="string" table:style-name="ce3">
            <text:p>0.818194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472222</text:p>
          </table:table-cell>
          <table:table-cell office:value-type="string" table:style-name="ce3">
            <text:p>0.566667</text:p>
          </table:table-cell>
          <table:table-cell office:value-type="string" table:style-name="ce3">
            <text:p>0.515152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0.619800</text:p>
          </table:table-cell>
          <table:table-cell office:value-type="string" table:style-name="ce3">
            <text:p>0.860369</text:p>
          </table:table-cell>
          <table:table-cell office:value-type="string" table:style-name="ce3">
            <text:p>0.536585</text:p>
          </table:table-cell>
          <table:table-cell office:value-type="string" table:style-name="ce3">
            <text:p>0.527778</text:p>
          </table:table-cell>
          <table:table-cell office:value-type="string" table:style-name="ce3">
            <text:p>0.475000</text:p>
          </table:table-cell>
          <table:table-cell office:value-type="string" table:style-name="ce3">
            <text:p>0.500000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0.619800</text:p>
          </table:table-cell>
          <table:table-cell office:value-type="string" table:style-name="ce3">
            <text:p>0.911626</text:p>
          </table:table-cell>
          <table:table-cell office:value-type="string" table:style-name="ce3">
            <text:p>0.585366</text:p>
          </table:table-cell>
          <table:table-cell office:value-type="string" table:style-name="ce3">
            <text:p>0.388889</text:p>
          </table:table-cell>
          <table:table-cell office:value-type="string" table:style-name="ce3">
            <text:p>0.538462</text:p>
          </table:table-cell>
          <table:table-cell office:value-type="string" table:style-name="ce3">
            <text:p>0.451613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0.619800</text:p>
          </table:table-cell>
          <table:table-cell office:value-type="float" office:value="1035179" table:style-name="ce4">
            <text:p>1.035.179</text:p>
          </table:table-cell>
          <table:table-cell office:value-type="string" table:style-name="ce3">
            <text:p>0.548780</text:p>
          </table:table-cell>
          <table:table-cell office:value-type="string" table:style-name="ce3">
            <text:p>0.416667</text:p>
          </table:table-cell>
          <table:table-cell office:value-type="string" table:style-name="ce3">
            <text:p>0.483871</text:p>
          </table:table-cell>
          <table:table-cell office:value-type="string" table:style-name="ce3">
            <text:p>0.447761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0.619800</text:p>
          </table:table-cell>
          <table:table-cell office:value-type="string" table:style-name="ce3">
            <text:p>0.997484</text:p>
          </table:table-cell>
          <table:table-cell office:value-type="string" table:style-name="ce3">
            <text:p>0.585366</text:p>
          </table:table-cell>
          <table:table-cell office:value-type="string" table:style-name="ce3">
            <text:p>0.638889</text:p>
          </table:table-cell>
          <table:table-cell office:value-type="string" table:style-name="ce3">
            <text:p>0.522727</text:p>
          </table:table-cell>
          <table:table-cell office:value-type="string" table:style-name="ce3">
            <text:p>0.575000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0.393400</text:p>
          </table:table-cell>
          <table:table-cell office:value-type="float" office:value="1041815" table:style-name="ce4">
            <text:p>1.041.815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27778</text:p>
          </table:table-cell>
          <table:table-cell office:value-type="string" table:style-name="ce3">
            <text:p>0.558824</text:p>
          </table:table-cell>
          <table:table-cell office:value-type="string" table:style-name="ce3">
            <text:p>0.542857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0.393400</text:p>
          </table:table-cell>
          <table:table-cell office:value-type="float" office:value="1093547" table:style-name="ce4">
            <text:p>1.093.547</text:p>
          </table:table-cell>
          <table:table-cell office:value-type="string" table:style-name="ce3">
            <text:p>0.585366</text:p>
          </table:table-cell>
          <table:table-cell office:value-type="string" table:style-name="ce3">
            <text:p>0.444444</text:p>
          </table:table-cell>
          <table:table-cell office:value-type="string" table:style-name="ce3">
            <text:p>0.533333</text:p>
          </table:table-cell>
          <table:table-cell office:value-type="string" table:style-name="ce3">
            <text:p>0.484848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0.393400</text:p>
          </table:table-cell>
          <table:table-cell office:value-type="float" office:value="1151201" table:style-name="ce4">
            <text:p>1.151.201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27778</text:p>
          </table:table-cell>
          <table:table-cell office:value-type="string" table:style-name="ce3">
            <text:p>0.558824</text:p>
          </table:table-cell>
          <table:table-cell office:value-type="string" table:style-name="ce3">
            <text:p>0.542857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0.393400</text:p>
          </table:table-cell>
          <table:table-cell office:value-type="float" office:value="1257309" table:style-name="ce4">
            <text:p>1.257.309</text:p>
          </table:table-cell>
          <table:table-cell office:value-type="string" table:style-name="ce3">
            <text:p>0.573171</text:p>
          </table:table-cell>
          <table:table-cell office:value-type="string" table:style-name="ce3">
            <text:p>0.388889</text:p>
          </table:table-cell>
          <table:table-cell office:value-type="string" table:style-name="ce3">
            <text:p>0.518519</text:p>
          </table:table-cell>
          <table:table-cell office:value-type="string" table:style-name="ce3">
            <text:p>0.444444</text:p>
          </table:table-cell>
          <table:table-cell table:number-columns-repeated="16377" table:style-name="ce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0.393400</text:p>
          </table:table-cell>
          <table:table-cell office:value-type="float" office:value="1299438" table:style-name="ce4">
            <text:p>1.299.438</text:p>
          </table:table-cell>
          <table:table-cell office:value-type="string" table:style-name="ce3">
            <text:p>0.597561</text:p>
          </table:table-cell>
          <table:table-cell office:value-type="string" table:style-name="ce3">
            <text:p>0.527778</text:p>
          </table:table-cell>
          <table:table-cell office:value-type="string" table:style-name="ce3">
            <text:p>0.542857</text:p>
          </table:table-cell>
          <table:table-cell office:value-type="string" table:style-name="ce3">
            <text:p>0.535211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0.393400</text:p>
          </table:table-cell>
          <table:table-cell office:value-type="float" office:value="1340860" table:style-name="ce4">
            <text:p>1.340.860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52632</text:p>
          </table:table-cell>
          <table:table-cell office:value-type="string" table:style-name="ce3">
            <text:p>0.567568</text:p>
          </table:table-cell>
          <table:table-cell table:number-columns-repeated="16377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0.236000</text:p>
          </table:table-cell>
          <table:table-cell office:value-type="float" office:value="1412339" table:style-name="ce4">
            <text:p>1.412.339</text:p>
          </table:table-cell>
          <table:table-cell office:value-type="string" table:style-name="ce3">
            <text:p>0.585366</text:p>
          </table:table-cell>
          <table:table-cell office:value-type="string" table:style-name="ce3">
            <text:p>0.444444</text:p>
          </table:table-cell>
          <table:table-cell office:value-type="string" table:style-name="ce3">
            <text:p>0.533333</text:p>
          </table:table-cell>
          <table:table-cell office:value-type="string" table:style-name="ce3">
            <text:p>0.484848</text:p>
          </table:table-cell>
          <table:table-cell table:number-columns-repeated="16377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0.236000</text:p>
          </table:table-cell>
          <table:table-cell office:value-type="float" office:value="1404700" table:style-name="ce4">
            <text:p>1.404.700</text:p>
          </table:table-cell>
          <table:table-cell office:value-type="string" table:style-name="ce3">
            <text:p>0.573171</text:p>
          </table:table-cell>
          <table:table-cell office:value-type="string" table:style-name="ce3">
            <text:p>0.416667</text:p>
          </table:table-cell>
          <table:table-cell office:value-type="string" table:style-name="ce3">
            <text:p>0.517241</text:p>
          </table:table-cell>
          <table:table-cell office:value-type="string" table:style-name="ce3">
            <text:p>0.46153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0.236000</text:p>
          </table:table-cell>
          <table:table-cell office:value-type="float" office:value="1346769" table:style-name="ce4">
            <text:p>1.346.769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67568</text:p>
          </table:table-cell>
          <table:table-cell office:value-type="string" table:style-name="ce3">
            <text:p>0.575342</text:p>
          </table:table-cell>
          <table:table-cell table:number-columns-repeated="16377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0.236000</text:p>
          </table:table-cell>
          <table:table-cell office:value-type="float" office:value="1333818" table:style-name="ce4">
            <text:p>1.333.818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71429</text:p>
          </table:table-cell>
          <table:table-cell office:value-type="string" table:style-name="ce3">
            <text:p>0.563380</text:p>
          </table:table-cell>
          <table:table-cell table:number-columns-repeated="16377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0.236000</text:p>
          </table:table-cell>
          <table:table-cell office:value-type="float" office:value="1352821" table:style-name="ce4">
            <text:p>1.352.821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611111</text:p>
          </table:table-cell>
          <table:table-cell office:value-type="string" table:style-name="ce3">
            <text:p>0.564103</text:p>
          </table:table-cell>
          <table:table-cell office:value-type="string" table:style-name="ce3">
            <text:p>0.586667</text:p>
          </table:table-cell>
          <table:table-cell table:number-columns-repeated="16377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0.163800</text:p>
          </table:table-cell>
          <table:table-cell office:value-type="float" office:value="1427146" table:style-name="ce4">
            <text:p>1.427.146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55556</text:p>
          </table:table-cell>
          <table:table-cell table:number-columns-repeated="16377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0.163800</text:p>
          </table:table-cell>
          <table:table-cell office:value-type="float" office:value="1433190" table:style-name="ce4">
            <text:p>1.433.190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55556</text:p>
          </table:table-cell>
          <table:table-cell table:number-columns-repeated="16377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0.163800</text:p>
          </table:table-cell>
          <table:table-cell office:value-type="float" office:value="1424191" table:style-name="ce4">
            <text:p>1.424.191</text:p>
          </table:table-cell>
          <table:table-cell office:value-type="string" table:style-name="ce3">
            <text:p>0.609756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52632</text:p>
          </table:table-cell>
          <table:table-cell office:value-type="string" table:style-name="ce3">
            <text:p>0.567568</text:p>
          </table:table-cell>
          <table:table-cell table:number-columns-repeated="16377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0.163800</text:p>
          </table:table-cell>
          <table:table-cell office:value-type="float" office:value="1393802" table:style-name="ce4">
            <text:p>1.393.802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55556</text:p>
          </table:table-cell>
          <table:table-cell office:value-type="string" table:style-name="ce3">
            <text:p>0.571429</text:p>
          </table:table-cell>
          <table:table-cell office:value-type="string" table:style-name="ce3">
            <text:p>0.563380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0.163800</text:p>
          </table:table-cell>
          <table:table-cell office:value-type="float" office:value="1407614" table:style-name="ce4">
            <text:p>1.407.614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67568</text:p>
          </table:table-cell>
          <table:table-cell office:value-type="string" table:style-name="ce3">
            <text:p>0.575342</text:p>
          </table:table-cell>
          <table:table-cell table:number-columns-repeated="16377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0.137300</text:p>
          </table:table-cell>
          <table:table-cell office:value-type="float" office:value="1379529" table:style-name="ce4">
            <text:p>1.379.529</text:p>
          </table:table-cell>
          <table:table-cell office:value-type="string" table:style-name="ce3">
            <text:p>0.634146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83333</text:p>
          </table:table-cell>
          <table:table-cell table:number-columns-repeated="1637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0.137300</text:p>
          </table:table-cell>
          <table:table-cell office:value-type="float" office:value="1374991" table:style-name="ce4">
            <text:p>1.374.991</text:p>
          </table:table-cell>
          <table:table-cell office:value-type="string" table:style-name="ce3">
            <text:p>0.634146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83333</text:p>
          </table:table-cell>
          <table:table-cell table:number-columns-repeated="16377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0.137300</text:p>
          </table:table-cell>
          <table:table-cell office:value-type="float" office:value="1404100" table:style-name="ce4">
            <text:p>1.404.100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67568</text:p>
          </table:table-cell>
          <table:table-cell office:value-type="string" table:style-name="ce3">
            <text:p>0.575342</text:p>
          </table:table-cell>
          <table:table-cell table:number-columns-repeated="16377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0.137300</text:p>
          </table:table-cell>
          <table:table-cell office:value-type="float" office:value="1401053" table:style-name="ce4">
            <text:p>1.401.053</text:p>
          </table:table-cell>
          <table:table-cell office:value-type="string" table:style-name="ce3">
            <text:p>0.621951</text:p>
          </table:table-cell>
          <table:table-cell office:value-type="string" table:style-name="ce3">
            <text:p>0.583333</text:p>
          </table:table-cell>
          <table:table-cell office:value-type="string" table:style-name="ce3">
            <text:p>0.567568</text:p>
          </table:table-cell>
          <table:table-cell office:value-type="string" table:style-name="ce3">
            <text:p>0.575342</text:p>
          </table:table-cell>
          <table:table-cell table:number-columns-repeated="16377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Varagnolo Mattia</meta:initial-creator>
    <dc:creator>Varagnolo Mattia</dc:creator>
    <meta:creation-date>2023-12-12T15:23:06Z</meta:creation-date>
    <dc:date>2023-12-12T15:24:35Z</dc:date>
  </office:meta>
</office:document-meta>
</file>